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8mm"/>
    </style:style>
    <style:style style:name="co2" style:family="table-column">
      <style:table-column-properties fo:break-before="auto" style:column-width="28.42mm"/>
    </style:style>
    <style:style style:name="co3" style:family="table-column">
      <style:table-column-properties fo:break-before="auto" style:column-width="37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9.65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Numero de Características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Calls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Solu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alcatdata-authorship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0.9928656361474435</text:p>
          </table:table-cell>
          <table:table-cell office:value-type="float" office:value="220" calcext:value-type="float">
            <text:p>220</text:p>
          </table:table-cell>
          <table:table-cell office:value-type="float" office:value="43.307" calcext:value-type="float">
            <text:p>43,307</text:p>
          </table:table-cell>
          <table:table-cell table:style-name="ce6" office:value-type="string" calcext:value-type="string">
            <text:p>[0,1,0,1,0,1,0,1,1,1,1,0,0,0,0,1,0,0,1,1,1,1,1,1,0,0,0,1,1,0,1,0,0,0,0,1,1,0,1,0,0,1,0,1,1,1,0,1,1,0,1,0,1,1,1,1,1,0,1,1,0,0,1,1,0,1,0,0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neal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0.9844097995545658</text:p>
          </table:table-cell>
          <table:table-cell office:value-type="float" office:value="370" calcext:value-type="float">
            <text:p>370</text:p>
          </table:table-cell>
          <table:table-cell office:value-type="float" office:value="25.414" calcext:value-type="float">
            <text:p>25,414</text:p>
          </table:table-cell>
          <table:table-cell table:style-name="ce6" office:value-type="string" calcext:value-type="string">
            <text:p>[0,1,1,0,1,0,1,0,1,1,0,1,1,1,0,0,0,0,0,1,0,1,1,0,1,0,1,1,0,0,0,0,0,0,0,0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rhythmia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0.6305309734513275</text:p>
          </table:table-cell>
          <table:table-cell office:value-type="float" office:value="380" calcext:value-type="float">
            <text:p>380</text:p>
          </table:table-cell>
          <table:table-cell office:value-type="float" office:value="55.326" calcext:value-type="float">
            <text:p>55,326</text:p>
          </table:table-cell>
          <table:table-cell table:style-name="ce6" office:value-type="string" calcext:value-type="string">
            <text:p>[0,0,1,0,0,0,1,1,1,1,0,0,0,0,1,1,0,0,1,0,1,0,0,0,0,1,0,0,0,1,0,1,0,0,0,1,0,0,0,0,0,0,0,1,0,1,0,0,0,1,1,1,1,0,0,0,0,1,1,0,0,0,0,0,0,0,0,0,0,1,0,0,1,0,0,1,0,0,0,0,0,0,0,0,0,1,1,1,0,1,0,0,1,0,0,0,1,1,0,1,0,0,0,1,1,0,0,1,1,0,1,0,0,0,1,0,1,1,1,1,0,1,0,1,0,0,1,1,0,0,0,1,1,0,0,0,0,0,1,0,0,0,0,0,0,0,0,0,0,0,1,0,0,0,0,0,0,0,0,0,0,0,1,0,0,1,0,0,0,0,1,1,0,1,0,0,0,1,1,1,1,1,0,0,0,0,0,1,1,1,1,0,0,1,0,0,1,0,0,1,0,0,0,0,1,0,0,1,0,0,0,0,1,0,1,1,1,1,1,1,1,1,0,1,0,1,0,0,1,0,1,0,0,0,0,0,0,0,1,0,1,0,0,1,0,1,1,0,1,1,0,1,0,0,0,0,1,0,1,1,1,1,0,0,0,0,0,0,1,0,0,1,1,0,1,0,1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udiology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0.7079646017699115</text:p>
          </table:table-cell>
          <table:table-cell office:value-type="float" office:value="330" calcext:value-type="float">
            <text:p>330</text:p>
          </table:table-cell>
          <table:table-cell office:value-type="float" office:value="5.224" calcext:value-type="float">
            <text:p>5,224</text:p>
          </table:table-cell>
          <table:table-cell table:style-name="ce6" office:value-type="string" calcext:value-type="string">
            <text:p>[1,1,1,1,0,1,1,1,0,0,1,1,1,1,1,0,1,0,0,0,1,0,0,1,0,0,0,0,1,1,0,1,0,0,1,1,0,0,1,1,0,0,1,0,1,0,1,0,0,0,0,1,1,1,0,1,1,1,0,1,1,0,0,1,0,1,0,0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ckache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8888888888888888</text:p>
          </table:table-cell>
          <table:table-cell office:value-type="float" office:value="530" calcext:value-type="float">
            <text:p>530</text:p>
          </table:table-cell>
          <table:table-cell office:value-type="float" office:value="3.543" calcext:value-type="float">
            <text:p>3,543</text:p>
          </table:table-cell>
          <table:table-cell table:style-name="ce6" office:value-type="string" calcext:value-type="string">
            <text:p>[1,0,0,0,0,0,1,0,0,1,0,1,1,0,0,0,0,0,0,0,1,1,0,1,0,0,0,0,0,1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js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.9985693848354793</text:p>
          </table:table-cell>
          <table:table-cell office:value-type="float" office:value="450" calcext:value-type="float">
            <text:p>450</text:p>
          </table:table-cell>
          <table:table-cell office:value-type="float" office:value="649.638" calcext:value-type="float">
            <text:p>649,638</text:p>
          </table:table-cell>
          <table:table-cell table:style-name="ce6" office:value-type="string" calcext:value-type="string">
            <text:p>[0,1,0,1,0,0,0,0,0,0,0,0,0,0,0,0,0,0,0,0,0,0,0,0,0,0,1,0,0,1,0,0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ylinder-bands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0.737037037037037</text:p>
          </table:table-cell>
          <table:table-cell office:value-type="float" office:value="230" calcext:value-type="float">
            <text:p>230</text:p>
          </table:table-cell>
          <table:table-cell office:value-type="float" office:value="9.898" calcext:value-type="float">
            <text:p>9,898</text:p>
          </table:table-cell>
          <table:table-cell table:style-name="ce6" office:value-type="string" calcext:value-type="string">
            <text:p>[1,0,1,1,1,0,0,1,0,1,1,0,1,1,1,0,0,1,0,1,0,1,1,1,1,0,0,1,1,0,0,1,0,1,1,1,1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rmatology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.9590163934426229</text:p>
          </table:table-cell>
          <table:table-cell office:value-type="float" office:value="220" calcext:value-type="float">
            <text:p>220</text:p>
          </table:table-cell>
          <table:table-cell office:value-type="float" office:value="5.404" calcext:value-type="float">
            <text:p>5,404</text:p>
          </table:table-cell>
          <table:table-cell table:style-name="ce6" office:value-type="string" calcext:value-type="string">
            <text:p>[0,1,0,0,1,0,0,0,1,0,1,0,1,1,1,1,0,0,0,1,1,1,0,0,0,0,1,1,1,1,0,1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onosphere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.9088319088319088</text:p>
          </table:table-cell>
          <table:table-cell office:value-type="float" office:value="400" calcext:value-type="float">
            <text:p>400</text:p>
          </table:table-cell>
          <table:table-cell office:value-type="float" office:value="8.115" calcext:value-type="float">
            <text:p>8,115</text:p>
          </table:table-cell>
          <table:table-cell table:style-name="ce6" office:value-type="string" calcext:value-type="string">
            <text:p>[1,1,0,0,1,0,0,1,0,1,0,0,0,0,1,1,0,0,0,1,0,1,0,1,0,0,0,0,0,0,1,0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r-vs-kp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0.9486858573216521</text:p>
          </table:table-cell>
          <table:table-cell office:value-type="float" office:value="220" calcext:value-type="float">
            <text:p>220</text:p>
          </table:table-cell>
          <table:table-cell office:value-type="float" office:value="217.439" calcext:value-type="float">
            <text:p>217,439</text:p>
          </table:table-cell>
          <table:table-cell table:style-name="ce6" office:value-type="string" calcext:value-type="string">
            <text:p>[0,1,0,1,1,1,0,1,0,1,1,0,0,1,0,0,0,1,1,0,1,1,0,0,0,0,1,0,0,0,0,1,1,0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ng-cancer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0.6875</text:p>
          </table:table-cell>
          <table:table-cell office:value-type="float" office:value="410" calcext:value-type="float">
            <text:p>410</text:p>
          </table:table-cell>
          <table:table-cell office:value-type="float" office:value="0.758" calcext:value-type="float">
            <text:p>0,758</text:p>
          </table:table-cell>
          <table:table-cell table:style-name="ce6" office:value-type="string" calcext:value-type="string">
            <text:p>[0,1,1,0,1,1,0,0,0,0,0,0,0,1,0,1,0,0,0,1,0,0,1,0,0,0,1,1,1,0,0,0,0,1,0,1,1,0,1,0,0,0,0,0,0,0,0,0,0,0,0,0,0,0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feat-factors</text:p>
          </table:table-cell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0.9680</text:p>
          </table:table-cell>
          <table:table-cell office:value-type="float" office:value="540" calcext:value-type="float">
            <text:p>540</text:p>
          </table:table-cell>
          <table:table-cell office:value-type="float" office:value="897.27" calcext:value-type="float">
            <text:p>897,27</text:p>
          </table:table-cell>
          <table:table-cell table:style-name="ce6" office:value-type="string" calcext:value-type="string">
            <text:p>[1,0,1,0,0,1,0,1,1,0,1,1,0,1,0,0,1,1,0,1,1,1,1,1,0,1,0,0,1,0,1,0,0,1,0,0,0,0,1,0,0,1,0,1,1,0,0,0,0,0,0,0,1,1,0,1,0,0,0,0,0,1,0,1,0,0,0,1,1,1,1,1,0,0,0,1,1,1,1,1,0,0,0,1,1,0,1,1,0,0,0,0,0,1,0,0,1,0,1,0,1,0,1,0,0,1,0,0,0,1,1,1,0,1,1,1,1,1,0,0,0,0,0,0,1,0,0,0,0,0,1,0,0,0,1,0,0,1,0,1,1,0,1,0,0,0,0,1,1,0,1,1,0,1,0,0,1,1,1,1,0,0,0,0,1,0,1,0,1,1,0,0,1,1,1,1,1,0,0,1,0,0,0,0,0,1,0,0,1,0,0,0,1,0,0,1,0,1,1,1,0,0,0,0,1,1,0,0,1,1,0,1,0,0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feat-fourier</text:p>
          </table:table-cell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0.8165</text:p>
          </table:table-cell>
          <table:table-cell office:value-type="float" office:value="230" calcext:value-type="float">
            <text:p>230</text:p>
          </table:table-cell>
          <table:table-cell office:value-type="float" office:value="227.302" calcext:value-type="float">
            <text:p>227,302</text:p>
          </table:table-cell>
          <table:table-cell table:style-name="ce6" office:value-type="string" calcext:value-type="string">
            <text:p>[1,1,0,1,1,0,0,1,1,1,0,0,1,0,1,1,1,1,1,0,0,1,1,0,1,0,1,0,0,0,1,0,1,0,0,0,1,1,1,1,1,1,0,0,1,0,0,1,1,1,1,1,0,0,0,0,0,0,1,0,0,0,0,1,1,1,0,1,0,1,1,0,1,1,1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feat-karhunen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0.9520</text:p>
          </table:table-cell>
          <table:table-cell office:value-type="float" office:value="230" calcext:value-type="float">
            <text:p>230</text:p>
          </table:table-cell>
          <table:table-cell office:value-type="float" office:value="192.411" calcext:value-type="float">
            <text:p>192,411</text:p>
          </table:table-cell>
          <table:table-cell table:style-name="ce6" office:value-type="string" calcext:value-type="string">
            <text:p>[1,1,0,1,0,1,1,1,0,1,0,1,0,0,1,1,1,1,1,1,1,0,0,0,1,0,1,1,0,0,1,1,1,0,1,1,0,0,1,0,1,1,0,1,1,0,1,0,0,1,1,0,1,1,1,0,1,1,0,1,1,1,1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feat-pixel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.9625</text:p>
          </table:table-cell>
          <table:table-cell office:value-type="float" office:value="220" calcext:value-type="float">
            <text:p>220</text:p>
          </table:table-cell>
          <table:table-cell office:value-type="float" office:value="851.126" calcext:value-type="float">
            <text:p>851,126</text:p>
          </table:table-cell>
          <table:table-cell table:style-name="ce6" office:value-type="string" calcext:value-type="string">
            <text:p>[0,1,1,0,0,0,0,0,0,0,1,0,0,0,1,1,0,1,1,1,0,1,1,1,1,1,1,1,1,0,1,1,0,1,1,0,0,1,1,0,0,1,1,0,0,0,0,1,1,1,1,1,1,0,1,1,0,0,0,1,1,1,0,0,0,1,1,0,1,0,0,0,0,1,1,1,1,0,1,1,0,1,0,0,0,1,0,1,0,1,1,1,1,1,1,0,1,1,1,0,1,0,1,1,0,1,0,0,0,1,1,1,0,1,1,0,0,1,0,1,1,1,1,0,1,0,1,1,1,1,1,0,1,0,1,1,0,0,0,0,1,0,1,1,0,1,0,0,1,1,0,1,1,0,0,1,0,0,0,1,0,1,0,1,0,1,0,1,0,0,1,1,0,1,1,1,1,1,1,0,1,1,1,1,1,1,0,0,0,0,0,0,1,1,0,1,1,0,1,0,1,0,1,0,0,0,1,0,0,1,0,0,1,1,1,1,0,1,0,1,0,0,1,0,0,0,1,1,0,1,0,0,1,1,0,0,0,1,0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feat-zernike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0.8085</text:p>
          </table:table-cell>
          <table:table-cell office:value-type="float" office:value="220" calcext:value-type="float">
            <text:p>220</text:p>
          </table:table-cell>
          <table:table-cell office:value-type="float" office:value="132.891" calcext:value-type="float">
            <text:p>132,891</text:p>
          </table:table-cell>
          <table:table-cell table:style-name="ce6" office:value-type="string" calcext:value-type="string">
            <text:p>[0,1,1,1,1,1,0,0,0,1,1,1,0,1,0,0,1,1,1,1,0,0,1,1,0,0,0,0,0,0,0,1,0,0,0,1,1,0,0,1,1,1,1,0,1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lecular-biology-promoters</text:p>
          </table:table-cell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0.8584905660377359</text:p>
          </table:table-cell>
          <table:table-cell office:value-type="float" office:value="340" calcext:value-type="float">
            <text:p>340</text:p>
          </table:table-cell>
          <table:table-cell office:value-type="float" office:value="2.348" calcext:value-type="float">
            <text:p>2,348</text:p>
          </table:table-cell>
          <table:table-cell table:style-name="ce6" office:value-type="string" calcext:value-type="string">
            <text:p>[0,0,0,0,0,0,0,0,1,0,1,0,0,0,0,1,1,0,1,0,0,0,0,0,0,1,1,0,1,1,1,0,1,0,1,0,0,1,1,0,1,0,0,0,0,1,0,0,1,0,0,1,0,0,0,0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tdigi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9795373665480427</text:p>
          </table:table-cell>
          <table:table-cell office:value-type="float" office:value="230" calcext:value-type="float">
            <text:p>230</text:p>
          </table:table-cell>
          <table:table-cell office:value-type="float" office:value="1154.417" calcext:value-type="float">
            <text:p>1154,417</text:p>
          </table:table-cell>
          <table:table-cell table:style-name="ce6" office:value-type="string" calcext:value-type="string">
            <text:p>[1,1,0,0,0,1,1,0,0,1,1,1,1,0,1,0,1,0,0,1,0,1,0,0,0,1,1,0,1,1,1,1,1,0,0,0,1,1,1,0,0,0,1,1,0,0,0,1,1,0,1,0,1,1,1,1,0,0,0,1,0,1,1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n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846153846153846</text:p>
          </table:table-cell>
          <table:table-cell office:value-type="float" office:value="380" calcext:value-type="float">
            <text:p>380</text:p>
          </table:table-cell>
          <table:table-cell office:value-type="float" office:value="6.799" calcext:value-type="float">
            <text:p>6,799</text:p>
          </table:table-cell>
          <table:table-cell table:style-name="ce6" office:value-type="string" calcext:value-type="string">
            <text:p>[1,0,0,1,0,0,1,1,0,1,0,0,0,0,0,0,1,0,0,0,0,0,0,0,1,1,1,0,0,1,1,1,0,0,0,0,0,1,0,0,1,1,1,0,1,1,1,1,0,0,0,0,0,0,0,1,1,0,1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ybe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8872620790629575</text:p>
          </table:table-cell>
          <table:table-cell office:value-type="float" office:value="440" calcext:value-type="float">
            <text:p>440</text:p>
          </table:table-cell>
          <table:table-cell office:value-type="float" office:value="28.551" calcext:value-type="float">
            <text:p>28,551</text:p>
          </table:table-cell>
          <table:table-cell table:style-name="ce6" office:value-type="string" calcext:value-type="string">
            <text:p>[0,1,1,0,1,0,0,0,0,0,0,1,0,1,1,1,1,0,0,0,1,1,0,1,0,0,1,0,0,0,1,0,1,0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ambas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9061073679634862</text:p>
          </table:table-cell>
          <table:table-cell office:value-type="float" office:value="220" calcext:value-type="float">
            <text:p>220</text:p>
          </table:table-cell>
          <table:table-cell office:value-type="float" office:value="628.59" calcext:value-type="float">
            <text:p>628,59</text:p>
          </table:table-cell>
          <table:table-cell table:style-name="ce6" office:value-type="string" calcext:value-type="string">
            <text:p>[0,1,0,1,0,1,1,1,1,0,0,0,0,0,1,0,0,0,0,0,0,1,1,0,1,1,1,1,0,1,0,0,0,1,0,0,0,1,0,1,0,1,0,1,0,1,1,0,1,1,0,1,0,1,1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tromet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519774011299435</text:p>
          </table:table-cell>
          <table:table-cell office:value-type="float" office:value="240" calcext:value-type="float">
            <text:p>240</text:p>
          </table:table-cell>
          <table:table-cell office:value-type="float" office:value="12.771" calcext:value-type="float">
            <text:p>12,771</text:p>
          </table:table-cell>
          <table:table-cell table:style-name="ce6" office:value-type="string" calcext:value-type="string">
            <text:p>[0,0,0,0,0,0,0,0,0,1,0,0,1,1,1,0,0,0,1,0,0,0,1,0,1,0,0,1,0,1,0,0,1,1,0,0,0,0,0,0,0,0,0,0,0,1,0,0,0,0,1,0,1,1,0,0,0,0,1,0,0,0,0,0,0,0,0,0,0,0,0,0,1,0,0,0,0,1,1,1,1,1,0,0,0,0,1,0,1,1,0,0,0,1,1,0,1,0,0,1,0,1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li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803448275862069</text:p>
          </table:table-cell>
          <table:table-cell office:value-type="float" office:value="270" calcext:value-type="float">
            <text:p>270</text:p>
          </table:table-cell>
          <table:table-cell office:value-type="float" office:value="872.702" calcext:value-type="float">
            <text:p>872,702</text:p>
          </table:table-cell>
          <table:table-cell table:style-name="ce6" office:value-type="string" calcext:value-type="string">
            <text:p>[0,1,0,0,0,1,0,0,0,0,0,0,0,0,0,0,0,1,1,1,0,0,0,0,1,0,1,0,0,1,1,1,1,0,1,1,1,1,0,0,1,0,1,1,0,0,1,1,0,0,0,0,0,1,1,0,0,1,0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ong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473684210526315</text:p>
          </table:table-cell>
          <table:table-cell office:value-type="float" office:value="280" calcext:value-type="float">
            <text:p>280</text:p>
          </table:table-cell>
          <table:table-cell office:value-type="float" office:value="0.879" calcext:value-type="float">
            <text:p>0,879</text:p>
          </table:table-cell>
          <table:table-cell table:style-name="ce6" office:value-type="string" calcext:value-type="string">
            <text:p>[1,1,0,0,1,1,0,1,1,0,1,0,0,1,0,0,1,0,0,0,0,0,1,0,1,1,1,0,0,1,1,1,1,1,0,0,0,1,0,0,0,0,1,0,0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ave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888</text:p>
          </table:table-cell>
          <table:table-cell office:value-type="float" office:value="480" calcext:value-type="float">
            <text:p>480</text:p>
          </table:table-cell>
          <table:table-cell office:value-type="float" office:value="1691.202" calcext:value-type="float">
            <text:p>1691,202</text:p>
          </table:table-cell>
          <table:table-cell table:style-name="ce6" office:value-type="string" calcext:value-type="string">
            <text:p>[1,0,0,1,1,1,1,1,1,1,1,1,0,0,1,1,0,1,0,0,0,1,1,0,0,0,1,0,0,0,1,1,0,1,0,0,0,0,0,1]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10:28.7743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8:35:40.178660000</meta:creation-date>
    <dc:date>2016-11-16T12:10:53.520556000</dc:date>
    <meta:editing-duration>PT35M34S</meta:editing-duration>
    <meta:editing-cycles>5</meta:editing-cycles>
    <meta:generator>LibreOffice/5.1.4.2$MacOSX_X86_64 LibreOffice_project/f99d75f39f1c57ebdd7ffc5f42867c12031db97a</meta:generator>
    <meta:document-statistic meta:table-count="1" meta:cell-count="156" meta:object-count="0"/>
  </office:meta>
</office:document-meta>
</file>